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0.796cm"/>
    </style:style>
    <style:style style:name="co3" style:family="table-column">
      <style:table-column-properties fo:break-before="auto" style:column-width="2.99cm"/>
    </style:style>
    <style:style style:name="co4" style:family="table-column">
      <style:table-column-properties fo:break-before="auto" style:column-width="3.224cm"/>
    </style:style>
    <style:style style:name="co5" style:family="table-column">
      <style:table-column-properties fo:break-before="auto" style:column-width="3.4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972f"/>
    </style:style>
  </office:automatic-styles>
  <office:body>
    <office:spreadsheet>
      <table:calculation-settings table:automatic-find-labels="false" table:use-regular-expressions="false" table:use-wildcards="true"/>
      <table:table table:name="datastack-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N</text:p>
          </table:table-cell>
          <table:table-cell table:style-name="ce3" office:value-type="string" calcext:value-type="string">
            <text:p>DataStack</text:p>
          </table:table-cell>
          <table:table-cell table:style-name="ce3" office:value-type="string" calcext:value-type="string">
            <text:p>Initial Setup Status</text:p>
          </table:table-cell>
          <table:table-cell table:style-name="ce3" office:value-type="string" calcext:value-type="string">
            <text:p>port</text:p>
          </table:table-cell>
          <table:table-cell table:style-name="ce3" office:value-type="string" calcext:value-type="string">
            <text:p>refrence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pache Zepplin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stgre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pache Spark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pache Airflow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<text:a xlink:href="https://medium.com/apache-airflow/how-to-install-apache-airflow-3-0-using-docker-a-complete-guide-febf1bb3204d" xlink:type="simple">https://medium.com/apache-airflow/how-to-install-apache-airflow-3-0-using-docker-a-complete-guide-febf1bb3204d</text:a>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nIO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rino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pache superset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<text:a xlink:href="http://localhost:8088/" xlink:type="simple">http://localhost:8088</text:a></text:p>
          </table:table-cell>
          <table:table-cell office:value-type="string" calcext:value-type="string">
            <text:p><text:a xlink:href="https://superset.apache.org/docs/quickstart/" xlink:type="simple">https://superset.apache.org/docs/quickstart/</text:a>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ngoDB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irbyt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pache drui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pache ranger</text:p>
          </table:table-cell>
          <table:table-cell table:number-columns-repeated="3"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00-00-00</text:date>, <text:time style:data-style-name="N2" text:time-value="23:14:57.0554729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1:40:03.940522035</meta:creation-date>
    <dc:date>2025-07-20T23:15:30.160423164</dc:date>
    <meta:editing-duration>PT1H36M25S</meta:editing-duration>
    <meta:editing-cycles>4</meta:editing-cycles>
    <meta:generator>LibreOffice/24.2.7.2$Linux_X86_64 LibreOffice_project/420$Build-2</meta:generator>
    <meta:document-statistic meta:table-count="1" meta:cell-count="38" meta:object-count="0"/>
  </office:meta>
</office:document-meta>
</file>